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un 2, VUV3, RT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Run 16, VUV3, -100°C</text:p>
          </table:table-cell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file number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error 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C3]/[.B3])" office:value-type="float" office:value="0.144842567206046" calcext:value-type="float">
            <text:p>0.144842567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C4]/[.B4])" office:value-type="float" office:value="0.0987053254004585" calcext:value-type="float">
            <text:p>0.0987053254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14999" calcext:value-type="float">
            <text:p>14999</text:p>
          </table:table-cell>
          <table:table-cell table:number-columns-repeated="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C5]/[.B5])" office:value-type="float" office:value="0.127148569367321" calcext:value-type="float">
            <text:p>0.1271485694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14998" calcext:value-type="float">
            <text:p>14998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C6]/[.B6])" office:value-type="float" office:value="0.168516005376499" calcext:value-type="float">
            <text:p>0.168516005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4999" calcext:value-type="float">
            <text:p>14999</text:p>
          </table:table-cell>
          <table:table-cell table:number-columns-repeated="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C7]/[.B7])" office:value-type="float" office:value="0.146671022134053" calcext:value-type="float">
            <text:p>0.146671022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C8]/[.B8])" office:value-type="float" office:value="0.153355399879056" calcext:value-type="float">
            <text:p>0.1533553999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4996" calcext:value-type="float">
            <text:p>14996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C9]/[.B9])" office:value-type="float" office:value="0.139690311702874" calcext:value-type="float">
            <text:p>0.139690311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4996" calcext:value-type="float">
            <text:p>14996</text:p>
          </table:table-cell>
          <table:table-cell table:number-columns-repeated="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C10]/[.B10])" office:value-type="float" office:value="0.13686263159364" calcext:value-type="float">
            <text:p>0.1368626316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C11]/[.B11])" office:value-type="float" office:value="0.171294078967161" calcext:value-type="float">
            <text:p>0.171294079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C12]/[.B12])" office:value-type="float" office:value="0.152797804761839" calcext:value-type="float">
            <text:p>0.1527978048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14996" calcext:value-type="float">
            <text:p>14996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C13]/[.B13])" office:value-type="float" office:value="0.00796202999035774" calcext:value-type="float">
            <text:p>0.00796203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14996" calcext:value-type="float">
            <text:p>14996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C14]/[.B14])" office:value-type="float" office:value="0.144860972248238" calcext:value-type="float">
            <text:p>0.1448609722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14992" calcext:value-type="float">
            <text:p>14992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C15]/[.B15])" office:value-type="float" office:value="0.132771225351125" calcext:value-type="float">
            <text:p>0.132771225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14993" calcext:value-type="float">
            <text:p>14993</text:p>
          </table:table-cell>
          <table:table-cell table:number-columns-repeated="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C16]/[.B16])" office:value-type="float" office:value="0.136291931494023" calcext:value-type="float">
            <text:p>0.1362919315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C17]/[.B17])" office:value-type="float" office:value="0.138984209908049" calcext:value-type="float">
            <text:p>0.138984209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C18]/[.B18])" office:value-type="float" office:value="0.13660989685161" calcext:value-type="float">
            <text:p>0.136609896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4993" calcext:value-type="float">
            <text:p>1499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C19]/[.B19])" office:value-type="float" office:value="0.123620763852069" calcext:value-type="float">
            <text:p>0.1236207639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14996" calcext:value-type="float">
            <text:p>14996</text:p>
          </table:table-cell>
          <table:table-cell table:number-columns-repeated="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C20]/[.B20])" office:value-type="float" office:value="0.135025403028485" calcext:value-type="float">
            <text:p>0.135025403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C21]/[.B21])" office:value-type="float" office:value="0.147720198941125" calcext:value-type="float">
            <text:p>0.1477201989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4998" calcext:value-type="float">
            <text:p>14998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C22]/[.B22])" office:value-type="float" office:value="0.110397584665788" calcext:value-type="float">
            <text:p>0.1103975847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14994" calcext:value-type="float">
            <text:p>14994</text:p>
          </table:table-cell>
          <table:table-cell table:number-columns-repeated="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C23]/[.B23])" office:value-type="float" office:value="0.140996796279083" calcext:value-type="float">
            <text:p>0.1409967963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14995" calcext:value-type="float">
            <text:p>14995</text:p>
          </table:table-cell>
          <table:table-cell table:number-columns-repeated="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C24]/[.B24])" office:value-type="float" office:value="0.14063997026569" calcext:value-type="float">
            <text:p>0.1406399703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4992" calcext:value-type="float">
            <text:p>14992</text:p>
          </table:table-cell>
          <table:table-cell table:number-columns-repeated="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C25]/[.B25])" office:value-type="float" office:value="0.145933915004614" calcext:value-type="float">
            <text:p>0.145933915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14992" calcext:value-type="float">
            <text:p>14992</text:p>
          </table:table-cell>
          <table:table-cell table:number-columns-repeated="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C26]/[.B26])" office:value-type="float" office:value="0.121827628703039" calcext:value-type="float">
            <text:p>0.1218276287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14997" calcext:value-type="float">
            <text:p>14997</text:p>
          </table:table-cell>
          <table:table-cell table:number-columns-repeated="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C27]/[.B27])" office:value-type="float" office:value="0.141889251937849" calcext:value-type="float">
            <text:p>0.141889251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4992" calcext:value-type="float">
            <text:p>14992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C28]/[.B28])" office:value-type="float" office:value="0.124023305516468" calcext:value-type="float">
            <text:p>0.1240233055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4994" calcext:value-type="float">
            <text:p>14994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C29]/[.B29])" office:value-type="float" office:value="0.160203591611996" calcext:value-type="float">
            <text:p>0.160203591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14993" calcext:value-type="float">
            <text:p>14993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C30]/[.B30])" office:value-type="float" office:value="0.140557930636561" calcext:value-type="float">
            <text:p>0.1405579306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4993" calcext:value-type="float">
            <text:p>14993</text:p>
          </table:table-cell>
          <table:table-cell table:number-columns-repeated="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C31]/[.B31])" office:value-type="float" office:value="0.138556850237441" calcext:value-type="float">
            <text:p>0.1385568502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C32]/[.B32])" office:value-type="float" office:value="0.149979463599044" calcext:value-type="float">
            <text:p>0.1499794636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C33]/[.B33])" office:value-type="float" office:value="0.155425377259259" calcext:value-type="float">
            <text:p>0.1554253773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C34]/[.B34])" office:value-type="float" office:value="0.135839093056963" calcext:value-type="float">
            <text:p>0.1358390931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C34]/[.B34])" office:value-type="float" office:value="0.135839093056963" calcext:value-type="float">
            <text:p>0.1358390931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C36]/[.B36])" office:value-type="float" office:value="0.156526352387117" calcext:value-type="float">
            <text:p>0.1565263524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C37]/[.B37])" office:value-type="float" office:value="0.137648866291268" calcext:value-type="float">
            <text:p>0.1376488663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C38]/[.B38])" office:value-type="float" office:value="0.14667045477423" calcext:value-type="float">
            <text:p>0.1466704548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C39]/[.B39])" office:value-type="float" office:value="0.153981553785673" calcext:value-type="float">
            <text:p>0.1539815538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C40]/[.B40])" office:value-type="float" office:value="0.110087909528238" calcext:value-type="float">
            <text:p>0.1100879095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C41]/[.B41])" office:value-type="float" office:value="0.139549390886981" calcext:value-type="float">
            <text:p>0.1395493909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C42]/[.B42])" office:value-type="float" office:value="0.13027296379791" calcext:value-type="float">
            <text:p>0.1302729638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C43]/[.B43])" office:value-type="float" office:value="0.122182897704205" calcext:value-type="float">
            <text:p>0.1221828977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C44]/[.B44])" office:value-type="float" office:value="0.12866270908027" calcext:value-type="float">
            <text:p>0.128662709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C45]/[.B45])" office:value-type="float" office:value="0.131760174449288" calcext:value-type="float">
            <text:p>0.1317601744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C46]/[.B46])" office:value-type="float" office:value="0.142015529012925" calcext:value-type="float">
            <text:p>0.142015529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C47]/[.B47])" office:value-type="float" office:value="0.128930171459669" calcext:value-type="float">
            <text:p>0.1289301715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C48]/[.B48])" office:value-type="float" office:value="0.163742061763449" calcext:value-type="float">
            <text:p>0.1637420618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C49]/[.B49])" office:value-type="float" office:value="0.124544559152192" calcext:value-type="float">
            <text:p>0.124544559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C50]/[.B50])" office:value-type="float" office:value="0.145094333545338" calcext:value-type="float">
            <text:p>0.1450943335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C51]/[.B51])" office:value-type="float" office:value="0.0971058023277252" calcext:value-type="float">
            <text:p>0.097105802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C52]/[.B52])" office:value-type="float" office:value="0.145201838721292" calcext:value-type="float">
            <text:p>0.1452018387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C53]/[.B53])" office:value-type="float" office:value="0.127763924654063" calcext:value-type="float">
            <text:p>0.1277639247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C54]/[.B54])" office:value-type="float" office:value="0.116233248441888" calcext:value-type="float">
            <text:p>0.1162332484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C55]/[.B55])" office:value-type="float" office:value="0.134742468611584" calcext:value-type="float">
            <text:p>0.1347424686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C56]/[.B56])" office:value-type="float" office:value="0.1271009708889" calcext:value-type="float">
            <text:p>0.1271009709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C57]/[.B57])" office:value-type="float" office:value="0.149210932457978" calcext:value-type="float">
            <text:p>0.1492109325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C58]/[.B58])" office:value-type="float" office:value="0.124965872998009" calcext:value-type="float">
            <text:p>0.124965873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C59]/[.B59])" office:value-type="float" office:value="0.136750122543138" calcext:value-type="float">
            <text:p>0.1367501225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C60]/[.B60])" office:value-type="float" office:value="0.132873281379973" calcext:value-type="float">
            <text:p>0.1328732814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C61]/[.B61])" office:value-type="float" office:value="0.120051950906327" calcext:value-type="float">
            <text:p>0.1200519509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C62]/[.B62])" office:value-type="float" office:value="0.132715606206538" calcext:value-type="float">
            <text:p>0.1327156062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C63]/[.B63])" office:value-type="float" office:value="0.123647407384015" calcext:value-type="float">
            <text:p>0.1236474074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C64]/[.B64])" office:value-type="float" office:value="0.133749518920512" calcext:value-type="float">
            <text:p>0.1337495189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C65]/[.B65])" office:value-type="float" office:value="0.117240883298295" calcext:value-type="float">
            <text:p>0.1172408833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C66]/[.B66])" office:value-type="float" office:value="0.12050904165125" calcext:value-type="float">
            <text:p>0.1205090417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C67]/[.B67])" office:value-type="float" office:value="0.147589367889759" calcext:value-type="float">
            <text:p>0.1475893679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C68]/[.B68])" office:value-type="float" office:value="0.140082055057555" calcext:value-type="float">
            <text:p>0.1400820551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C69]/[.B69])" office:value-type="float" office:value="0.128349704167213" calcext:value-type="float">
            <text:p>0.1283497042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C70]/[.B70])" office:value-type="float" office:value="0.117751152476352" calcext:value-type="float">
            <text:p>0.11775115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0:49:56.277623557</meta:creation-date>
    <dc:date>2015-07-13T16:45:05.247784729</dc:date>
    <meta:editing-duration>PT5H53M5S</meta:editing-duration>
    <meta:editing-cycles>20</meta:editing-cycles>
    <meta:generator>LibreOffice/4.2.8.2$Linux_X86_64 LibreOffice_project/420m0$Build-2</meta:generator>
    <meta:document-statistic meta:table-count="1" meta:cell-count="337" meta:object-count="0"/>
  </office:meta>
</office:document-meta>
</file>